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2483a4" officeooo:paragraph-rsid="002483a4"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2d75cc" officeooo:paragraph-rsid="002d75cc"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2e1186" officeooo:paragraph-rsid="002e1186" style:font-weight-asian="normal" style:font-weight-complex="normal"/>
    </style:style>
    <style:style style:name="P4" style:family="paragraph" style:parent-style-name="Standard">
      <style:paragraph-properties fo:text-align="start" style:justify-single-word="false"/>
      <style:text-properties style:text-underline-style="none" fo:font-weight="bold" officeooo:rsid="002d75cc" officeooo:paragraph-rsid="002d75cc"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2f6a60" officeooo:paragraph-rsid="002f6a60" style:font-weight-asian="bold" style:font-weight-complex="bold"/>
    </style:style>
    <style:style style:name="P6" style:family="paragraph" style:parent-style-name="Standard">
      <style:paragraph-properties fo:text-align="center" style:justify-single-word="false"/>
      <style:text-properties fo:font-size="16pt" style:text-underline-style="none" fo:font-weight="bold" officeooo:rsid="002483a4" officeooo:paragraph-rsid="002483a4" style:font-size-asian="16pt" style:font-weight-asian="bold" style:font-size-complex="16pt" style:font-weight-complex="bold"/>
    </style:style>
    <style:style style:name="P7" style:family="paragraph" style:parent-style-name="Standard">
      <style:paragraph-properties fo:text-align="start" style:justify-single-word="false"/>
      <style:text-properties officeooo:paragraph-rsid="0027b3ab"/>
    </style:style>
    <style:style style:name="P8" style:family="paragraph" style:parent-style-name="Standard">
      <style:paragraph-properties fo:text-align="start" style:justify-single-word="false"/>
      <style:text-properties style:font-name="CMR10" fo:font-size="11pt" officeooo:rsid="002c7ab2" officeooo:paragraph-rsid="002c7ab2"/>
    </style:style>
    <style:style style:name="P9" style:family="paragraph" style:parent-style-name="Standard">
      <style:paragraph-properties fo:text-align="start" style:justify-single-word="false"/>
      <style:text-properties style:font-name="CMR10" fo:font-size="11pt" fo:font-weight="bold" officeooo:rsid="002c7ab2" officeooo:paragraph-rsid="002c7ab2" style:font-weight-asian="bold" style:font-weight-complex="bold"/>
    </style:style>
    <style:style style:name="P10" style:family="paragraph" style:parent-style-name="Standard">
      <style:paragraph-properties fo:text-align="start" style:justify-single-word="false"/>
      <style:text-properties style:text-underline-style="none" fo:font-weight="normal" officeooo:rsid="003035fc" officeooo:paragraph-rsid="003035fc"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e1186" officeooo:paragraph-rsid="002e118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304844" officeooo:paragraph-rsid="00304844" style:font-weight-asian="normal" style:font-weight-complex="normal"/>
    </style:style>
    <style:style style:name="P13" style:family="paragraph" style:parent-style-name="Standard">
      <style:paragraph-properties fo:text-align="start" style:justify-single-word="false"/>
      <style:text-properties style:text-underline-style="none" fo:font-weight="bold" officeooo:rsid="002f6a60" officeooo:paragraph-rsid="002f6a60" style:font-weight-asian="bold" style:font-weight-complex="bold"/>
    </style:style>
    <style:style style:name="P14" style:family="paragraph" style:parent-style-name="Standard">
      <style:paragraph-properties fo:text-align="start" style:justify-single-word="false"/>
      <style:text-properties fo:font-style="italic" style:text-underline-style="none" fo:font-weight="normal" officeooo:rsid="003035fc" officeooo:paragraph-rsid="003035fc"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style:text-underline-style="none" fo:font-weight="normal" officeooo:rsid="00304844" officeooo:paragraph-rsid="00304844" style:font-style-asian="italic" style:font-weight-asian="normal" style:font-style-complex="italic" style:font-weight-complex="normal"/>
    </style:style>
    <style:style style:name="T1" style:family="text">
      <style:text-properties style:text-underline-style="none" fo:font-weight="normal" officeooo:rsid="0027b3ab" style:font-weight-asian="normal" style:font-weight-complex="normal"/>
    </style:style>
    <style:style style:name="T2" style:family="text">
      <style:text-properties officeooo:rsid="0029e996"/>
    </style:style>
    <style:style style:name="T3" style:family="text">
      <style:text-properties officeooo:rsid="002b1a39"/>
    </style:style>
    <style:style style:name="T4" style:family="text">
      <style:text-properties fo:font-style="italic" style:font-style-asian="italic" style:font-style-complex="italic"/>
    </style:style>
    <style:style style:name="T5" style:family="text">
      <style:text-properties fo:font-style="italic" officeooo:rsid="00307db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307d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triebs- und Kommunikationssysteme</text:p>
      <text:p text:style-name="P6">Übung <text:span text:style-name="T3">2</text:span></text:p>
      <text:p text:style-name="P1"/>
      <text:p text:style-name="P1">Andreas Timmermann</text:p>
      <text:p text:style-name="P1">Matrikelnummer: 4994606</text:p>
      <text:p text:style-name="P7"><text:span text:style-name="T1">Gruppe 1 (</text:span><text:bookmark text:name="studentViewForm:studentViewSectionsTable:2:instructorName"/>David <text:span text:style-name="T2">Bohn</text:span><text:span text:style-name="T1">)</text:span></text:p>
      <text:p text:style-name="P1"/>
      <text:p text:style-name="P4">Aufgabe 1)</text:p>
      <text:p text:style-name="P5">a)</text:p>
      <text:p text:style-name="P14">i)</text:p>
      <text:p text:style-name="P2">Nutzer:</text:p>
      <text:p text:style-name="P3">Studentin/Student, <text:s/>Professorin, Bibliotheken(das Gebäude), Sekretär</text:p>
      <text:p text:style-name="P3"/>
      <text:p text:style-name="P2">Anwendungsprogramme:</text:p>
      <text:p text:style-name="P3">Datenbanksystem, Assembler, Texteditor, Graphikprogramm, Compiler, Debugger, Bibliotheken(eine .dll in einem Windowsspiel), Textverarbeitungsprogramm, WWW-Browser</text:p>
      <text:p text:style-name="P2"/>
      <text:p text:style-name="P2">Betriebssystem:</text:p>
      <text:p text:style-name="P3">Scheduler, Speichermanagement, Dateisystem, Bibliotheken(eine Systembibliothek in einem BS), <text:s/>X-Windows, Gerätemanager, Interprozesskommunikation, Netzwerkunterstützung</text:p>
      <text:p text:style-name="P3"/>
      <text:p text:style-name="P2">Hardware</text:p>
      <text:p text:style-name="P3">CPU</text:p>
      <text:p text:style-name="P3">Transistor, Festplatte, Speicher, <text:s/>BIOS, <text:s/>Cache, <text:s/>CD-ROM</text:p>
      <text:p text:style-name="P3"/>
      <text:p text:style-name="P14">ii) <text:span text:style-name="T7">Aus der Sicht muss das Betriebssystem die komplette Kommunikation zwischen Programmen und der Hardware steuern. </text:span></text:p>
      <text:p text:style-name="P5"/>
      <text:p text:style-name="P5">b)</text:p>
      <text:p text:style-name="P10"><text:span text:style-name="T4">i) </text:span>Der Protectionring dient dazu, daß Userprogramme nicht auf zentrale Prozesse des Betriebssystems zugreifen können und dort eventuell Scahden anrichten. Er dient auch dazu eine Grenzschicht zwischen Hardware und Treibern und Programmen herzustellen.</text:p>
      <text:p text:style-name="P10"/>
      <text:p text:style-name="P14">ii)<text:span text:style-name="T6"> Im Protectionring gehen die Schichten von Innen nach Außen. Desdo weiter ein Ring innen liegt um so mehr Rechte hat er. Daten können ohne Probleme und Rechtsbruch von Innen nach Außen transportiert werden. Aber von Außen nach Innen braucht ein Prozess bestimmte Rechte oder er benutzt Gates, die für ihn die Daten nach innen weiterleiten.</text:span></text:p>
      <text:p text:style-name="P12"><text:span text:style-name="T5"/></text:p>
      <text:p text:style-name="P12"><text:span text:style-name="T5">i</text:span><text:span text:style-name="T4">ii)</text:span><text:span text:style-name="T6"> Es ist ein Sicherheitsproblem. Es ist doch einfacher eine Tür aufzubrechen, als drei hintereinander liegende Türen.</text:span></text:p>
      <text:p text:style-name="P15"><text:span text:style-name="T6"/></text:p>
      <text:p text:style-name="P4">Aufgabe 2)</text:p>
      <text:p text:style-name="P9"/>
      <text:p text:style-name="P8">Dieses System ist ein schwaches arithmetisches Verschlüsselungssystem, da wenn man von 3 Komponenten nur Teilweise 2 hat, kann man die anderen Komponenten Ausrechnen oder abschätzen. Zum Beispiel, wenn man zwei man einen verschlüsseltes Fragment hat, kann man einen Teil oder den ganzen Code daraus berechne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0" svg:font-family="CMR10"/>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6:53:35.064495000</meta:creation-date>
    <meta:generator>LibreOffice/4.4.5.2$MacOSX_X86_64 LibreOffice_project/a22f674fd25a3b6f45bdebf25400ed2adff0ff99</meta:generator>
    <dc:date>2015-11-04T21:48:20.186829000</dc:date>
    <meta:editing-duration>PT4H53M9S</meta:editing-duration>
    <meta:editing-cycles>29</meta:editing-cycles>
    <meta:document-statistic meta:table-count="0" meta:image-count="0" meta:object-count="0" meta:page-count="1" meta:paragraph-count="24" meta:word-count="228" meta:character-count="1775" meta:non-whitespace-character-count="1565"/>
  </office:meta>
</office:document-meta>
</file>